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3.11mm" svg:y="3.92mm">
            <draw:object draw:notify-on-update-of-ranges="Sheet1.A2:Sheet1.A2 Sheet1.A3:Sheet1.A5 Sheet1.B2:Sheet1.B2 Sheet1.B3:Sheet1.B5 Sheet1.C2:Sheet1.C2 Sheet1.C3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2.82mm" svg:y="5.24mm">
            <draw:object draw:notify-on-update-of-ranges="Sheet1.A11:Sheet1.A11 Sheet1.A12:Sheet1.A14 Sheet1.B11:Sheet1.B11 Sheet1.B12:Sheet1.B14 Sheet1.C11:Sheet1.C11 Sheet1.C12:Sheet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1.46mm" svg:y="100.08mm">
            <draw:object draw:notify-on-update-of-ranges="Sheet1.A19:Sheet1.A19 Sheet1.A20:Sheet1.A22 Sheet1.B19:Sheet1.B19 Sheet1.B20:Sheet1.B22 Sheet1.C19:Sheet1.C19 Sheet1.C20:Sheet1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medi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MPP</text:p>
          </table:table-cell>
          <table:table-cell office:value-type="string" calcext:value-type="string">
            <text:p>MQTT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table:style-name="ce1" office:value-type="float" office:value="0.395421" calcext:value-type="float">
            <text:p>0.395</text:p>
          </table:table-cell>
          <table:table-cell table:style-name="ce1" office:value-type="float" office:value="0.306997" calcext:value-type="float">
            <text:p>0.307</text:p>
          </table:table-cell>
        </table:table-row>
        <table:table-row table:style-name="ro1">
          <table:table-cell office:value-type="string" calcext:value-type="string">
            <text:p>WCDMA</text:p>
          </table:table-cell>
          <table:table-cell table:style-name="ce1" office:value-type="float" office:value="0.288780999999999" calcext:value-type="float">
            <text:p>0.289</text:p>
          </table:table-cell>
          <table:table-cell table:style-name="ce1" office:value-type="float" office:value="0.258522" calcext:value-type="float">
            <text:p>0.259</text:p>
          </table:table-cell>
        </table:table-row>
        <table:table-row table:style-name="ro1">
          <table:table-cell office:value-type="string" calcext:value-type="string">
            <text:p>GSM</text:p>
          </table:table-cell>
          <table:table-cell table:style-name="ce1" office:value-type="float" office:value="0.918414" calcext:value-type="float">
            <text:p>0.918</text:p>
          </table:table-cell>
          <table:table-cell table:style-name="ce1" office:value-type="float" office:value="0.878529" calcext:value-type="float">
            <text:p>0.879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Máxi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MPP</text:p>
          </table:table-cell>
          <table:table-cell office:value-type="string" calcext:value-type="string">
            <text:p>MQTT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1.775" calcext:value-type="float">
            <text:p>1.775</text:p>
          </table:table-cell>
          <table:table-cell office:value-type="float" office:value="2.888" calcext:value-type="float">
            <text:p>2.888</text:p>
          </table:table-cell>
        </table:table-row>
        <table:table-row table:style-name="ro1">
          <table:table-cell office:value-type="string" calcext:value-type="string">
            <text:p>WCDMA</text:p>
          </table:table-cell>
          <table:table-cell office:value-type="float" office:value="6.414" calcext:value-type="float">
            <text:p>6.414</text:p>
          </table:table-cell>
          <table:table-cell office:value-type="float" office:value="9.265" calcext:value-type="float">
            <text:p>9.265</text:p>
          </table:table-cell>
        </table:table-row>
        <table:table-row table:style-name="ro1">
          <table:table-cell office:value-type="string" calcext:value-type="string">
            <text:p>GSM</text:p>
          </table:table-cell>
          <table:table-cell office:value-type="float" office:value="11.849" calcext:value-type="float">
            <text:p>11.849</text:p>
          </table:table-cell>
          <table:table-cell office:value-type="float" office:value="9.851" calcext:value-type="float">
            <text:p>9.85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ercentil 99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MPP</text:p>
          </table:table-cell>
          <table:table-cell office:value-type="string" calcext:value-type="string">
            <text:p>MQTT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table:style-name="ce1" office:value-type="float" office:value="1.30646899999999" calcext:value-type="float">
            <text:p>1.306</text:p>
          </table:table-cell>
          <table:table-cell table:style-name="ce1" office:value-type="float" office:value="2.755133" calcext:value-type="float">
            <text:p>2.755</text:p>
          </table:table-cell>
        </table:table-row>
        <table:table-row table:style-name="ro1">
          <table:table-cell office:value-type="string" calcext:value-type="string">
            <text:p>WCDMA</text:p>
          </table:table-cell>
          <table:table-cell table:style-name="ce1" office:value-type="float" office:value="5.46594899999998" calcext:value-type="float">
            <text:p>5.466</text:p>
          </table:table-cell>
          <table:table-cell table:style-name="ce1" office:value-type="float" office:value="8.26500099999998" calcext:value-type="float">
            <text:p>8.265</text:p>
          </table:table-cell>
        </table:table-row>
        <table:table-row table:style-name="ro1">
          <table:table-cell office:value-type="string" calcext:value-type="string">
            <text:p>GSM</text:p>
          </table:table-cell>
          <table:table-cell table:style-name="ce1" office:value-type="float" office:value="10.897952" calcext:value-type="float">
            <text:p>10.898</text:p>
          </table:table-cell>
          <table:table-cell table:style-name="ce1" office:value-type="float" office:value="9.09275899999998" calcext:value-type="float">
            <text:p>9.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5:06:39.056424154</meta:creation-date>
    <dc:date>2018-10-05T15:59:52.493935864</dc:date>
    <meta:editing-duration>PT9M28S</meta:editing-duration>
    <meta:editing-cycles>3</meta:editing-cycles>
    <meta:generator>LibreOffice/5.4.6.2$Linux_X86_64 LibreOffice_project/40m0$Build-2</meta:generator>
    <meta:document-statistic meta:table-count="1" meta:cell-count="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Promedio segundos</text:p>
        </chart:title>
        <chart:legend chart:legend-position="end" svg:x="14.24cm" svg:y="3.952cm" style:legend-expansion="high" chart:style-name="ch3"/>
        <chart:plot-area chart:style-name="ch4" table:cell-range-address="Sheet1.A2:Sheet1.C5" chart:data-source-has-labels="both" svg:x="0.32cm" svg:y="1.275cm" svg:width="13.6cm" svg:height="7.545cm">
          <chartooo:coordinate-region svg:x="1.418cm" svg:y="1.474cm" svg:width="12.502cm" svg:height="6.699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5" chart:label-cell-address="Sheet1.B2:Sheet1.B2" chart:class="chart:bar">
            <chart:data-point chart:repeated="3"/>
          </chart:series>
          <chart:series chart:style-name="ch9" chart:values-cell-range-address="Sheet1.C3:Sheet1.C5" chart:label-cell-address="Sheet1.C2:Sheet1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PP</text:p>
                <draw:g>
                  <svg:desc>Sheet1.B2:Sheet1.B2</svg:desc>
                </draw:g>
              </table:table-cell>
              <table:table-cell office:value-type="string">
                <text:p>MQT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TE</text:p>
                <draw:g>
                  <svg:desc>Sheet1.A3:Sheet1.A5</svg:desc>
                </draw:g>
              </table:table-cell>
              <table:table-cell office:value-type="float" office:value="0.395421">
                <text:p>0.395421</text:p>
                <draw:g>
                  <svg:desc>Sheet1.B3:Sheet1.B5</svg:desc>
                </draw:g>
              </table:table-cell>
              <table:table-cell office:value-type="float" office:value="0.306997">
                <text:p>0.306997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WCDMA</text:p>
              </table:table-cell>
              <table:table-cell office:value-type="float" office:value="0.288780999999999">
                <text:p>0.288780999999999</text:p>
              </table:table-cell>
              <table:table-cell office:value-type="float" office:value="0.258522">
                <text:p>0.258522</text:p>
              </table:table-cell>
            </table:table-row>
            <table:table-row>
              <table:table-cell office:value-type="string">
                <text:p>GSM</text:p>
              </table:table-cell>
              <table:table-cell office:value-type="float" office:value="0.918414">
                <text:p>0.918414</text:p>
              </table:table-cell>
              <table:table-cell office:value-type="float" office:value="0.878529">
                <text:p>0.878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Máximo segundos</text:p>
        </chart:title>
        <chart:legend chart:legend-position="end" svg:x="14.24cm" svg:y="3.952cm" style:legend-expansion="high" chart:style-name="ch3"/>
        <chart:plot-area chart:style-name="ch4" table:cell-range-address="Sheet1.A11:Sheet1.C14" chart:data-source-has-labels="both" svg:x="0.32cm" svg:y="1.275cm" svg:width="13.6cm" svg:height="7.545cm">
          <chartooo:coordinate-region svg:x="0.941cm" svg:y="1.475cm" svg:width="12.979cm" svg:height="6.698cm"/>
          <chart:axis chart:dimension="x" chart:name="primary-x" chart:style-name="ch5" chartooo:axis-type="auto">
            <chartooo:date-scale/>
            <chart:categories table:cell-range-address="Sheet1.A12:Sheet1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B14" chart:label-cell-address="Sheet1.B11:Sheet1.B11" chart:class="chart:bar">
            <chart:data-point chart:repeated="3"/>
          </chart:series>
          <chart:series chart:style-name="ch9" chart:values-cell-range-address="Sheet1.C12:Sheet1.C14" chart:label-cell-address="Sheet1.C11:Sheet1.C1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PP</text:p>
                <draw:g>
                  <svg:desc>Sheet1.B11:Sheet1.B11</svg:desc>
                </draw:g>
              </table:table-cell>
              <table:table-cell office:value-type="string">
                <text:p>MQTT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TE</text:p>
                <draw:g>
                  <svg:desc>Sheet1.A12:Sheet1.A14</svg:desc>
                </draw:g>
              </table:table-cell>
              <table:table-cell office:value-type="float" office:value="1.775">
                <text:p>1.775</text:p>
                <draw:g>
                  <svg:desc>Sheet1.B12:Sheet1.B14</svg:desc>
                </draw:g>
              </table:table-cell>
              <table:table-cell office:value-type="float" office:value="2.888">
                <text:p>2.888</text:p>
                <draw:g>
                  <svg:desc>Sheet1.C12:Sheet1.C14</svg:desc>
                </draw:g>
              </table:table-cell>
            </table:table-row>
            <table:table-row>
              <table:table-cell office:value-type="string">
                <text:p>WCDMA</text:p>
              </table:table-cell>
              <table:table-cell office:value-type="float" office:value="6.414">
                <text:p>6.414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GSM</text:p>
              </table:table-cell>
              <table:table-cell office:value-type="float" office:value="11.849">
                <text:p>11.849</text:p>
              </table:table-cell>
              <table:table-cell office:value-type="float" office:value="9.851">
                <text:p>9.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Percentil 99.9 segundos</text:p>
        </chart:title>
        <chart:legend chart:legend-position="end" svg:x="14.24cm" svg:y="3.952cm" style:legend-expansion="high" chart:style-name="ch3"/>
        <chart:plot-area chart:style-name="ch4" table:cell-range-address="Sheet1.A19:Sheet1.C22" chart:data-source-has-labels="both" svg:x="0.32cm" svg:y="1.275cm" svg:width="13.6cm" svg:height="7.545cm">
          <chartooo:coordinate-region svg:x="1.603cm" svg:y="1.475cm" svg:width="12.317cm" svg:height="6.698cm"/>
          <chart:axis chart:dimension="x" chart:name="primary-x" chart:style-name="ch5" chartooo:axis-type="auto">
            <chartooo:date-scale/>
            <chart:categories table:cell-range-address="Sheet1.A20:Sheet1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0:Sheet1.B22" chart:label-cell-address="Sheet1.B19:Sheet1.B19" chart:class="chart:bar">
            <chart:data-point chart:repeated="3"/>
          </chart:series>
          <chart:series chart:style-name="ch9" chart:values-cell-range-address="Sheet1.C20:Sheet1.C22" chart:label-cell-address="Sheet1.C19:Sheet1.C1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PP</text:p>
                <draw:g>
                  <svg:desc>Sheet1.B19:Sheet1.B19</svg:desc>
                </draw:g>
              </table:table-cell>
              <table:table-cell office:value-type="string">
                <text:p>MQTT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TE</text:p>
                <draw:g>
                  <svg:desc>Sheet1.A20:Sheet1.A22</svg:desc>
                </draw:g>
              </table:table-cell>
              <table:table-cell office:value-type="float" office:value="1.30646899999999">
                <text:p>1.30646899999999</text:p>
                <draw:g>
                  <svg:desc>Sheet1.B20:Sheet1.B22</svg:desc>
                </draw:g>
              </table:table-cell>
              <table:table-cell office:value-type="float" office:value="2.755133">
                <text:p>2.755133</text:p>
                <draw:g>
                  <svg:desc>Sheet1.C20:Sheet1.C22</svg:desc>
                </draw:g>
              </table:table-cell>
            </table:table-row>
            <table:table-row>
              <table:table-cell office:value-type="string">
                <text:p>WCDMA</text:p>
              </table:table-cell>
              <table:table-cell office:value-type="float" office:value="5.46594899999998">
                <text:p>5.46594899999998</text:p>
              </table:table-cell>
              <table:table-cell office:value-type="float" office:value="8.26500099999998">
                <text:p>8.26500099999998</text:p>
              </table:table-cell>
            </table:table-row>
            <table:table-row>
              <table:table-cell office:value-type="string">
                <text:p>GSM</text:p>
              </table:table-cell>
              <table:table-cell office:value-type="float" office:value="10.897952">
                <text:p>10.897952</text:p>
              </table:table-cell>
              <table:table-cell office:value-type="float" office:value="9.09275899999998">
                <text:p>9.092758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